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53in"/>
    </style:style>
    <style:style style:name="co2" style:family="table-column">
      <style:table-column-properties fo:break-before="auto" style:column-width="1.889in"/>
    </style:style>
    <style:style style:name="co3" style:family="table-column">
      <style:table-column-properties fo:break-before="auto" style:column-width="1.9583in"/>
    </style:style>
    <style:style style:name="co4" style:family="table-column">
      <style:table-column-properties fo:break-before="auto" style:column-width="1.6807in"/>
    </style:style>
    <style:style style:name="co5" style:family="table-column">
      <style:table-column-properties fo:break-before="auto" style:column-width="1.972in"/>
    </style:style>
    <style:style style:name="co6" style:family="table-column">
      <style:table-column-properties fo:break-before="auto" style:column-width="2.2366in"/>
    </style:style>
    <style:style style:name="co7" style:family="table-column">
      <style:table-column-properties fo:break-before="auto" style:column-width="2.0563in"/>
    </style:style>
    <style:style style:name="co8" style:family="table-column">
      <style:table-column-properties fo:break-before="auto" style:column-width="2.7783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0.833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874in" fo:break-before="auto" style:use-optimal-row-height="true"/>
    </style:style>
    <style:style style:name="ro4" style:family="table-row">
      <style:table-row-properties style:row-height="4.1146in" fo:break-before="auto" style:use-optimal-row-height="false"/>
    </style:style>
    <style:style style:name="ro5" style:family="table-row">
      <style:table-row-properties style:row-height="3.7602in" fo:break-before="auto" style:use-optimal-row-height="false"/>
    </style:style>
    <style:style style:name="ro6" style:family="table-row">
      <style:table-row-properties style:row-height="4.3335in" fo:break-before="auto" style:use-optimal-row-height="false"/>
    </style:style>
    <style:style style:name="ro7" style:family="table-row">
      <style:table-row-properties style:row-height="0.198in" fo:break-before="auto" style:use-optimal-row-height="false"/>
    </style:style>
    <style:style style:name="ta1" style:family="table" style:master-page-name="PageStyle_5f_Analysis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00206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ptos Narrow" fo:font-size="16pt" fo:font-style="normal" fo:text-shadow="none" style:text-underline-style="none" fo:font-weight="normal" style:font-size-asian="16pt" style:font-style-asian="normal" style:font-weight-asian="normal" style:font-name-complex="Aptos Narrow" style:font-size-complex="16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name-complex="Aptos Narrow" style:font-size-complex="11pt" style:font-style-complex="normal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name-complex="Aptos Narrow" style:font-size-complex="11pt" style:font-style-complex="normal" style:font-weight-complex="bold"/>
    </style:style>
    <style:style style:name="ce4" style:family="table-cell" style:parent-style-name="Default">
      <style:table-cell-properties fo:background-color="#00206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ptos Narrow" fo:font-size="16pt" fo:font-style="normal" fo:text-shadow="none" style:text-underline-style="none" fo:font-weight="normal" style:font-size-asian="16pt" style:font-style-asian="normal" style:font-weight-asian="normal" style:font-name-complex="Aptos Narrow" style:font-size-complex="16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ptos Narrow" style:font-size-complex="11pt" style:font-style-complex="normal" style:font-weight-complex="bold"/>
    </style:style>
    <style:style style:name="ce6" style:family="table-cell" style:parent-style-name="Default" style:data-style-name="N3">
      <style:table-cell-properties fo:background-color="#5983b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" style:family="table-cell" style:parent-style-name="Default" style:data-style-name="N3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" style:family="table-cell" style:parent-style-name="Default" style:data-style-name="N3">
      <style:table-cell-properties fo:background-color="#00a93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9" style:family="table-cell" style:parent-style-name="Default" style:data-style-name="N3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ptos Narrow" style:font-size-complex="11pt" style:font-style-complex="normal" style:font-weight-complex="bold"/>
    </style:style>
    <style:style style:name="ce1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4" style:family="table-cell" style:parent-style-name="Default" style:data-style-name="N144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5" style:family="table-cell" style:parent-style-name="Default" style:data-style-name="N14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6" style:family="table-cell" style:parent-style-name="Default" style:data-style-name="N3">
      <style:table-cell-properties fo:background-color="#c5e0b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7" style:family="table-cell" style:parent-style-name="Default" style:data-style-name="N3">
      <style:table-cell-properties fo:background-color="#f4b18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8" style:family="table-cell" style:parent-style-name="Default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9" style:family="table-cell" style:parent-style-name="Default" style:data-style-name="N3">
      <style:table-cell-properties fo:background-color="#5983b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20" style:family="table-cell" style:parent-style-name="Default" style:data-style-name="N3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21" style:family="table-cell" style:parent-style-name="Default" style:data-style-name="N3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2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23" style:family="table-cell" style:parent-style-name="Default" style:data-style-name="N3">
      <style:table-cell-properties style:rotation-align="non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nalysis" table:style-name="ta1" table:print-ranges="Analysis.A1:Analysis.J62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1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1992 - 2024 United States Statistics</text:p>
          </table:table-cell>
          <table:covered-table-cell table:number-columns-repeated="9" table:style-name="ce4"/>
          <table:table-cell table:number-columns-repeated="54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5" office:value-type="string" calcext:value-type="string">
            <text:p>(Clinton vs Bush)</text:p>
          </table:table-cell>
          <table:table-cell table:style-name="ce5" office:value-type="string" calcext:value-type="string">
            <text:p>(Clinton vs Dole)</text:p>
          </table:table-cell>
          <table:table-cell table:style-name="ce5" office:value-type="string" calcext:value-type="string">
            <text:p>(Gore vs Bush)</text:p>
          </table:table-cell>
          <table:table-cell table:style-name="ce5" office:value-type="string" calcext:value-type="string">
            <text:p>(Bush vs Kerry)</text:p>
          </table:table-cell>
          <table:table-cell table:style-name="ce5" office:value-type="string" calcext:value-type="string">
            <text:p>(Obama vs McCain)</text:p>
          </table:table-cell>
          <table:table-cell table:style-name="ce5" office:value-type="string" calcext:value-type="string">
            <text:p>(Obama vs Romney)</text:p>
          </table:table-cell>
          <table:table-cell table:style-name="ce5" office:value-type="string" calcext:value-type="string">
            <text:p>(Trump vs Clinton)</text:p>
          </table:table-cell>
          <table:table-cell table:style-name="ce5" office:value-type="string" calcext:value-type="string">
            <text:p>(Trump vs Biden)</text:p>
          </table:table-cell>
          <table:table-cell table:style-name="ce5" office:value-type="string" calcext:value-type="string">
            <text:p>(Trump vs Harris)</text:p>
          </table:table-cell>
          <table:table-cell table:number-columns-repeated="54"/>
        </table:table-row>
        <table:table-row table:style-name="ro3">
          <table:table-cell/>
          <table:table-cell table:style-name="ce5" office:value-type="float" office:value="1992" calcext:value-type="float">
            <text:p>1992</text:p>
          </table:table-cell>
          <table:table-cell table:style-name="ce5" office:value-type="float" office:value="1996" calcext:value-type="float">
            <text:p>1996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2004" calcext:value-type="float">
            <text:p>2004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2024" calcext:value-type="float">
            <text:p>2024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Democrat</text:p>
          </table:table-cell>
          <table:table-cell table:style-name="ce6" office:value-type="float" office:value="39104550" calcext:value-type="float">
            <text:p>39,104,550</text:p>
          </table:table-cell>
          <table:table-cell table:style-name="ce6" office:value-type="float" office:value="39197469" calcext:value-type="float">
            <text:p>39,197,469</text:p>
          </table:table-cell>
          <table:table-cell table:style-name="ce6" office:value-type="float" office:value="50999897" calcext:value-type="float">
            <text:p>50,999,897</text:p>
          </table:table-cell>
          <table:table-cell table:style-name="ce6" office:value-type="float" office:value="59028444" calcext:value-type="float">
            <text:p>59,028,444</text:p>
          </table:table-cell>
          <table:table-cell table:style-name="ce6" office:value-type="float" office:value="69498516" calcext:value-type="float">
            <text:p>69,498,516</text:p>
          </table:table-cell>
          <table:table-cell table:style-name="ce19" office:value-type="float" office:value="65915759" calcext:value-type="float">
            <text:p>65,915,759</text:p>
          </table:table-cell>
          <table:table-cell table:style-name="ce6" office:value-type="float" office:value="65853514" calcext:value-type="float">
            <text:p>65,853,514</text:p>
          </table:table-cell>
          <table:table-cell table:style-name="ce6" office:value-type="float" office:value="81283501" calcext:value-type="float">
            <text:p>81,283,501</text:p>
          </table:table-cell>
          <table:table-cell table:style-name="ce6" office:value-type="float" office:value="71823367" calcext:value-type="float">
            <text:p>71,823,367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Republican</text:p>
          </table:table-cell>
          <table:table-cell table:style-name="ce7" office:value-type="float" office:value="44909889" calcext:value-type="float">
            <text:p>44,909,889</text:p>
          </table:table-cell>
          <table:table-cell table:style-name="ce7" office:value-type="float" office:value="47401185" calcext:value-type="float">
            <text:p>47,401,185</text:p>
          </table:table-cell>
          <table:table-cell table:style-name="ce7" office:value-type="float" office:value="50456002" calcext:value-type="float">
            <text:p>50,456,002</text:p>
          </table:table-cell>
          <table:table-cell table:style-name="ce7" office:value-type="float" office:value="62040610" calcext:value-type="float">
            <text:p>62,040,610</text:p>
          </table:table-cell>
          <table:table-cell table:style-name="ce7" office:value-type="float" office:value="59948323" calcext:value-type="float">
            <text:p>59,948,323</text:p>
          </table:table-cell>
          <table:table-cell table:style-name="ce20" office:value-type="float" office:value="60933504" calcext:value-type="float">
            <text:p>60,933,504</text:p>
          </table:table-cell>
          <table:table-cell table:style-name="ce7" office:value-type="float" office:value="62984828" calcext:value-type="float">
            <text:p>62,984,828</text:p>
          </table:table-cell>
          <table:table-cell table:style-name="ce7" office:value-type="float" office:value="74223975" calcext:value-type="float">
            <text:p>74,223,975</text:p>
          </table:table-cell>
          <table:table-cell table:style-name="ce7" office:value-type="float" office:value="75120459" calcext:value-type="float">
            <text:p>75,120,459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Other</text:p>
          </table:table-cell>
          <table:table-cell table:style-name="ce8" office:value-type="float" office:value="20412225" calcext:value-type="float">
            <text:p>20,412,225</text:p>
          </table:table-cell>
          <table:table-cell table:style-name="ce8" office:value-type="float" office:value="9676760" calcext:value-type="float">
            <text:p>9,676,760</text:p>
          </table:table-cell>
          <table:table-cell table:style-name="ce8" office:value-type="float" office:value="3953763" calcext:value-type="float">
            <text:p>3,953,763</text:p>
          </table:table-cell>
          <table:table-cell table:style-name="ce8" office:value-type="float" office:value="1236903" calcext:value-type="float">
            <text:p>1,236,903</text:p>
          </table:table-cell>
          <table:table-cell table:style-name="ce8" office:value-type="float" office:value="2023954" calcext:value-type="float">
            <text:p>2,023,954</text:p>
          </table:table-cell>
          <table:table-cell table:style-name="ce8" office:value-type="float" office:value="2384728" calcext:value-type="float">
            <text:p>2,384,728</text:p>
          </table:table-cell>
          <table:table-cell table:style-name="ce8" office:value-type="float" office:value="8304388" calcext:value-type="float">
            <text:p>8,304,388</text:p>
          </table:table-cell>
          <table:table-cell table:style-name="ce8" office:value-type="float" office:value="3102095" calcext:value-type="float">
            <text:p>3,102,095</text:p>
          </table:table-cell>
          <table:table-cell table:style-name="ce8" office:value-type="float" office:value="2520415" calcext:value-type="float">
            <text:p>2,520,415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total</text:p>
          </table:table-cell>
          <table:table-cell table:style-name="ce9" table:formula="of:=[.B5]+[.B6]+[.B7]" office:value-type="float" office:value="104426664" calcext:value-type="float">
            <text:p>104,426,664</text:p>
          </table:table-cell>
          <table:table-cell table:style-name="ce9" table:formula="of:=[.C5]+[.C6]+[.C7]" office:value-type="float" office:value="96275414" calcext:value-type="float">
            <text:p>96,275,414</text:p>
          </table:table-cell>
          <table:table-cell table:style-name="ce9" table:formula="of:=[.D5]+[.D6]+[.D7]" office:value-type="float" office:value="105409662" calcext:value-type="float">
            <text:p>105,409,662</text:p>
          </table:table-cell>
          <table:table-cell table:style-name="ce9" table:formula="of:=[.E5]+[.E6]+[.E7]" office:value-type="float" office:value="122305957" calcext:value-type="float">
            <text:p>122,305,957</text:p>
          </table:table-cell>
          <table:table-cell table:style-name="ce9" table:formula="of:=[.F5] + [.F6]+[.F7]" office:value-type="float" office:value="131470793" calcext:value-type="float">
            <text:p>131,470,793</text:p>
          </table:table-cell>
          <table:table-cell table:style-name="ce21" table:formula="of:=[.G5]+[.G7]+[.G6]" office:value-type="float" office:value="129233991" calcext:value-type="float">
            <text:p>129,233,991</text:p>
          </table:table-cell>
          <table:table-cell table:style-name="ce9" table:formula="of:=[.H5]+[.H6]+[.H7]" office:value-type="float" office:value="137142730" calcext:value-type="float">
            <text:p>137,142,730</text:p>
          </table:table-cell>
          <table:table-cell table:style-name="ce9" table:formula="of:=[.I5]+[.I6]+[.I7]" office:value-type="float" office:value="158609571" calcext:value-type="float">
            <text:p>158,609,571</text:p>
          </table:table-cell>
          <table:table-cell table:style-name="ce9" table:formula="of:=[.J5]+[.J6]+[.J7]" office:value-type="float" office:value="149464241" calcext:value-type="float">
            <text:p>149,464,241</text:p>
          </table:table-cell>
          <table:table-cell table:number-columns-repeated="54"/>
        </table:table-row>
        <table:table-row table:style-name="ro3">
          <table:table-cell table:number-columns-repeated="64"/>
        </table:table-row>
        <table:table-row table:style-name="ro3">
          <table:table-cell/>
          <table:table-cell table:style-name="ce5" office:value-type="string" calcext:value-type="string">
            <text:p>1992-1996 Difference</text:p>
          </table:table-cell>
          <table:table-cell table:style-name="ce5" office:value-type="string" calcext:value-type="string">
            <text:p>1996-2000 Difference</text:p>
          </table:table-cell>
          <table:table-cell table:style-name="ce5" office:value-type="string" calcext:value-type="string">
            <text:p>2000-2004 Difference</text:p>
          </table:table-cell>
          <table:table-cell table:style-name="ce5" office:value-type="string" calcext:value-type="string">
            <text:p>2004-2008 Difference</text:p>
          </table:table-cell>
          <table:table-cell table:style-name="ce5" office:value-type="string" calcext:value-type="string">
            <text:p>2008-2012 Difference</text:p>
          </table:table-cell>
          <table:table-cell table:style-name="ce5" office:value-type="string" calcext:value-type="string">
            <text:p>2012-2016 Difference</text:p>
          </table:table-cell>
          <table:table-cell table:style-name="ce5" office:value-type="string" calcext:value-type="string">
            <text:p>2016-2020 Difference</text:p>
          </table:table-cell>
          <table:table-cell table:style-name="ce5" office:value-type="string" calcext:value-type="string">
            <text:p>2020-2024 Difference</text:p>
          </table:table-cell>
          <table:table-cell table:number-columns-repeated="55"/>
        </table:table-row>
        <table:table-row table:style-name="ro3">
          <table:table-cell table:style-name="ce3" office:value-type="string" calcext:value-type="string">
            <text:p>Democrat</text:p>
          </table:table-cell>
          <table:table-cell table:style-name="ce6" table:formula="of:=[.C5]-[.B5]" office:value-type="float" office:value="92919" calcext:value-type="float">
            <text:p>92,919</text:p>
          </table:table-cell>
          <table:table-cell table:style-name="ce6" table:formula="of:=[.D5]-[.C5]" office:value-type="float" office:value="11802428" calcext:value-type="float">
            <text:p>11,802,428</text:p>
          </table:table-cell>
          <table:table-cell table:style-name="ce6" table:formula="of:=[.E5]-[.D5]" office:value-type="float" office:value="8028547" calcext:value-type="float">
            <text:p>8,028,547</text:p>
          </table:table-cell>
          <table:table-cell table:style-name="ce6" table:formula="of:=[.F5]-[.E5]" office:value-type="float" office:value="10470072" calcext:value-type="float">
            <text:p>10,470,072</text:p>
          </table:table-cell>
          <table:table-cell table:style-name="ce6" table:formula="of:=[.G5]-[.F5]" office:value-type="float" office:value="-3582757" calcext:value-type="float">
            <text:p>-3,582,757</text:p>
          </table:table-cell>
          <table:table-cell table:style-name="ce6" table:formula="of:=[.H5]-[.G5]" office:value-type="float" office:value="-62245" calcext:value-type="float">
            <text:p>-62,245</text:p>
          </table:table-cell>
          <table:table-cell table:style-name="ce6" table:formula="of:=[.I5]-[.H5]" office:value-type="float" office:value="15429987" calcext:value-type="float">
            <text:p>15,429,987</text:p>
          </table:table-cell>
          <table:table-cell table:style-name="ce6" table:formula="of:=[.J5]-[.I5]" office:value-type="float" office:value="-9460134" calcext:value-type="float">
            <text:p>-9,460,134</text:p>
          </table:table-cell>
          <table:table-cell table:number-columns-repeated="55"/>
        </table:table-row>
        <table:table-row table:style-name="ro3">
          <table:table-cell table:style-name="ce3" office:value-type="string" calcext:value-type="string">
            <text:p>Republican</text:p>
          </table:table-cell>
          <table:table-cell table:style-name="ce7" table:formula="of:=[.C6]-[.B6]" office:value-type="float" office:value="2491296" calcext:value-type="float">
            <text:p>2,491,296</text:p>
          </table:table-cell>
          <table:table-cell table:style-name="ce7" table:formula="of:=[.D6]-[.C6]" office:value-type="float" office:value="3054817" calcext:value-type="float">
            <text:p>3,054,817</text:p>
          </table:table-cell>
          <table:table-cell table:style-name="ce7" table:formula="of:=[.E6]-[.D6]" office:value-type="float" office:value="11584608" calcext:value-type="float">
            <text:p>11,584,608</text:p>
          </table:table-cell>
          <table:table-cell table:style-name="ce7" table:formula="of:=[.F6]-[.E6]" office:value-type="float" office:value="-2092287" calcext:value-type="float">
            <text:p>-2,092,287</text:p>
          </table:table-cell>
          <table:table-cell table:style-name="ce7" table:formula="of:=[.G6]-[.F6]" office:value-type="float" office:value="985181" calcext:value-type="float">
            <text:p>985,181</text:p>
          </table:table-cell>
          <table:table-cell table:style-name="ce7" table:formula="of:=[.H6]-[.G6]" office:value-type="float" office:value="2051324" calcext:value-type="float">
            <text:p>2,051,324</text:p>
          </table:table-cell>
          <table:table-cell table:style-name="ce7" table:formula="of:=[.I6]-[.H6]" office:value-type="float" office:value="11239147" calcext:value-type="float">
            <text:p>11,239,147</text:p>
          </table:table-cell>
          <table:table-cell table:style-name="ce7" table:formula="of:=[.J6]-[.I6]" office:value-type="float" office:value="896484" calcext:value-type="float">
            <text:p>896,484</text:p>
          </table:table-cell>
          <table:table-cell table:number-columns-repeated="55"/>
        </table:table-row>
        <table:table-row table:style-name="ro3">
          <table:table-cell table:style-name="ce3" office:value-type="string" calcext:value-type="string">
            <text:p>other</text:p>
          </table:table-cell>
          <table:table-cell table:style-name="ce8" table:formula="of:=[.C7]-[.B7]" office:value-type="float" office:value="-10735465" calcext:value-type="float">
            <text:p>-10,735,465</text:p>
          </table:table-cell>
          <table:table-cell table:style-name="ce8" table:formula="of:=[.D7]-[.C7]" office:value-type="float" office:value="-5722997" calcext:value-type="float">
            <text:p>-5,722,997</text:p>
          </table:table-cell>
          <table:table-cell table:style-name="ce8" table:formula="of:=[.E7]-[.D7]" office:value-type="float" office:value="-2716860" calcext:value-type="float">
            <text:p>-2,716,860</text:p>
          </table:table-cell>
          <table:table-cell table:style-name="ce8" table:formula="of:=[.F7]-[.E7]" office:value-type="float" office:value="787051" calcext:value-type="float">
            <text:p>787,051</text:p>
          </table:table-cell>
          <table:table-cell table:style-name="ce8" table:formula="of:=[.G7]-[.F7]" office:value-type="float" office:value="360774" calcext:value-type="float">
            <text:p>360,774</text:p>
          </table:table-cell>
          <table:table-cell table:style-name="ce8" table:formula="of:=[.H7]-[.G7]" office:value-type="float" office:value="5919660" calcext:value-type="float">
            <text:p>5,919,660</text:p>
          </table:table-cell>
          <table:table-cell table:style-name="ce8" table:formula="of:=[.I7]-[.H7]" office:value-type="float" office:value="-5202293" calcext:value-type="float">
            <text:p>-5,202,293</text:p>
          </table:table-cell>
          <table:table-cell table:style-name="ce8" table:formula="of:=[.J7]-[.I7]" office:value-type="float" office:value="-581680" calcext:value-type="float">
            <text:p>-581,680</text:p>
          </table:table-cell>
          <table:table-cell table:number-columns-repeated="55"/>
        </table:table-row>
        <table:table-row table:style-name="ro3">
          <table:table-cell table:style-name="ce2" office:value-type="string" calcext:value-type="string">
            <text:p>Total</text:p>
          </table:table-cell>
          <table:table-cell table:style-name="ce9" table:formula="of:=[.C8]-[.B8]" office:value-type="float" office:value="-8151250" calcext:value-type="float">
            <text:p>-8,151,250</text:p>
          </table:table-cell>
          <table:table-cell table:style-name="ce9" table:formula="of:=[.D8]-[.C8]" office:value-type="float" office:value="9134248" calcext:value-type="float">
            <text:p>9,134,248</text:p>
          </table:table-cell>
          <table:table-cell table:style-name="ce9" table:formula="of:=[.E8]-[.D8]" office:value-type="float" office:value="16896295" calcext:value-type="float">
            <text:p>16,896,295</text:p>
          </table:table-cell>
          <table:table-cell table:style-name="ce9" table:formula="of:=[.F8]-[.E8]" office:value-type="float" office:value="9164836" calcext:value-type="float">
            <text:p>9,164,836</text:p>
          </table:table-cell>
          <table:table-cell table:style-name="ce9" table:formula="of:=[.G8]-[.F8]" office:value-type="float" office:value="-2236802" calcext:value-type="float">
            <text:p>-2,236,802</text:p>
          </table:table-cell>
          <table:table-cell table:style-name="ce9" table:formula="of:=[.H8]-[.G8]" office:value-type="float" office:value="7908739" calcext:value-type="float">
            <text:p>7,908,739</text:p>
          </table:table-cell>
          <table:table-cell table:style-name="ce9" table:formula="of:=[.I8]-[.H8]" office:value-type="float" office:value="21466841" calcext:value-type="float">
            <text:p>21,466,841</text:p>
          </table:table-cell>
          <table:table-cell table:style-name="ce9" table:formula="of:=[.J8]-[.I8]" office:value-type="float" office:value="-9145330" calcext:value-type="float">
            <text:p>-9,145,330</text:p>
          </table:table-cell>
          <table:table-cell table:number-columns-repeated="55"/>
        </table:table-row>
        <table:table-row table:style-name="ro4">
          <table:table-cell>
            <draw:frame table:end-cell-address="Analysis.J16" table:end-x="0.739in" table:end-y="0.0205in" draw:z-index="0" draw:name="Chart 1" draw:style-name="gr1" draw:text-style-name="P1" svg:width="17.5232in" svg:height="4.0831in" svg:x="0.7602in" svg:y="0.052in">
              <draw:object draw:notify-on-update-of-ranges="Analysis.B3:Analysis.J4 Analysis.A5:Analysis.A5 Analysis.B5:Analysis.J5 Analysis.A6:Analysis.A6 Analysis.B6:Analysis.J6 Analysis.A7:Analysis.A7 Analysis.B7:Analysis.J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3">
          <table:table-cell table:style-name="ce2" office:value-type="string" calcext:value-type="string">
            <text:p>Population numbers</text:p>
          </table:table-cell>
          <table:table-cell table:style-name="ce10" office:value-type="float" office:value="1992" calcext:value-type="float">
            <text:p>1992</text:p>
          </table:table-cell>
          <table:table-cell table:style-name="ce10" office:value-type="float" office:value="1996" calcext:value-type="float">
            <text:p>1996</text:p>
          </table:table-cell>
          <table:table-cell table:style-name="ce10" office:value-type="float" office:value="2000" calcext:value-type="float">
            <text:p>2000</text:p>
          </table:table-cell>
          <table:table-cell table:style-name="ce10" office:value-type="float" office:value="2004" calcext:value-type="float">
            <text:p>2004</text:p>
          </table:table-cell>
          <table:table-cell table:style-name="ce10" office:value-type="float" office:value="2008" calcext:value-type="float">
            <text:p>2008</text:p>
          </table:table-cell>
          <table:table-cell table:style-name="ce10" office:value-type="float" office:value="2012" calcext:value-type="float">
            <text:p>2012</text:p>
          </table:table-cell>
          <table:table-cell table:style-name="ce10" office:value-type="float" office:value="2016" calcext:value-type="float">
            <text:p>2016</text:p>
          </table:table-cell>
          <table:table-cell table:style-name="ce10" office:value-type="float" office:value="2020" calcext:value-type="float">
            <text:p>2020</text:p>
          </table:table-cell>
          <table:table-cell table:style-name="ce10" office:value-type="float" office:value="2024" calcext:value-type="float">
            <text:p>2024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Over 18</text:p>
          </table:table-cell>
          <table:table-cell table:style-name="ce11" office:value-type="float" office:value="190000000" calcext:value-type="float">
            <text:p>190,000,000</text:p>
          </table:table-cell>
          <table:table-cell table:style-name="ce11" office:value-type="float" office:value="199200000" calcext:value-type="float">
            <text:p>199,200,000</text:p>
          </table:table-cell>
          <table:table-cell table:style-name="ce11" office:value-type="float" office:value="209900000" calcext:value-type="float">
            <text:p>209,900,000</text:p>
          </table:table-cell>
          <table:table-cell table:style-name="ce11" office:value-type="float" office:value="219500000" calcext:value-type="float">
            <text:p>219,500,000</text:p>
          </table:table-cell>
          <table:table-cell table:style-name="ce11" office:value-type="float" office:value="230000000" calcext:value-type="float">
            <text:p>230,000,000</text:p>
          </table:table-cell>
          <table:table-cell table:style-name="ce11" office:value-type="float" office:value="240200000" calcext:value-type="float">
            <text:p>240,200,000</text:p>
          </table:table-cell>
          <table:table-cell table:style-name="ce11" office:value-type="float" office:value="249400000" calcext:value-type="float">
            <text:p>249,400,000</text:p>
          </table:table-cell>
          <table:table-cell table:style-name="ce11" office:value-type="float" office:value="257300000" calcext:value-type="float">
            <text:p>257,300,000</text:p>
          </table:table-cell>
          <table:table-cell table:style-name="ce11" office:value-type="string" calcext:value-type="string">
            <text:p>TBD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Under 18</text:p>
          </table:table-cell>
          <table:table-cell table:style-name="ce11" office:value-type="float" office:value="66500000" calcext:value-type="float">
            <text:p>66,500,000</text:p>
          </table:table-cell>
          <table:table-cell table:style-name="ce11" office:value-type="float" office:value="70200000" calcext:value-type="float">
            <text:p>70,200,000</text:p>
          </table:table-cell>
          <table:table-cell table:style-name="ce11" office:value-type="float" office:value="72300000" calcext:value-type="float">
            <text:p>72,300,000</text:p>
          </table:table-cell>
          <table:table-cell table:style-name="ce11" office:value-type="float" office:value="73300000" calcext:value-type="float">
            <text:p>73,300,000</text:p>
          </table:table-cell>
          <table:table-cell table:style-name="ce11" office:value-type="float" office:value="74100000" calcext:value-type="float">
            <text:p>74,100,000</text:p>
          </table:table-cell>
          <table:table-cell table:number-columns-repeated="2" table:style-name="ce11" office:value-type="float" office:value="73700000" calcext:value-type="float">
            <text:p>73,700,000</text:p>
          </table:table-cell>
          <table:table-cell table:style-name="ce11" office:value-type="float" office:value="74200000" calcext:value-type="float">
            <text:p>74,200,000</text:p>
          </table:table-cell>
          <table:table-cell table:style-name="ce11" office:value-type="string" calcext:value-type="string">
            <text:p>TBD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Total</text:p>
          </table:table-cell>
          <table:table-cell table:style-name="ce9" table:formula="of:=[.B18]+[.B19]" office:value-type="float" office:value="256500000" calcext:value-type="float">
            <text:p>256,500,000</text:p>
          </table:table-cell>
          <table:table-cell table:style-name="ce9" table:formula="of:=[.C18]+[.C19]" office:value-type="float" office:value="269400000" calcext:value-type="float">
            <text:p>269,400,000</text:p>
          </table:table-cell>
          <table:table-cell table:style-name="ce9" table:formula="of:=[.D18]+[.D19]" office:value-type="float" office:value="282200000" calcext:value-type="float">
            <text:p>282,200,000</text:p>
          </table:table-cell>
          <table:table-cell table:style-name="ce9" table:formula="of:=[.E18]+[.E19]" office:value-type="float" office:value="292800000" calcext:value-type="float">
            <text:p>292,800,000</text:p>
          </table:table-cell>
          <table:table-cell table:style-name="ce9" table:formula="of:=[.F18]+[.F19]" office:value-type="float" office:value="304100000" calcext:value-type="float">
            <text:p>304,100,000</text:p>
          </table:table-cell>
          <table:table-cell table:style-name="ce9" table:formula="of:=[.G18]+[.G19]" office:value-type="float" office:value="313900000" calcext:value-type="float">
            <text:p>313,900,000</text:p>
          </table:table-cell>
          <table:table-cell table:style-name="ce9" table:formula="of:=[.H18]+[.H19]" office:value-type="float" office:value="323100000" calcext:value-type="float">
            <text:p>323,100,000</text:p>
          </table:table-cell>
          <table:table-cell table:style-name="ce9" table:formula="of:=[.I18]+[.I19]" office:value-type="float" office:value="331500000" calcext:value-type="float">
            <text:p>331,500,000</text:p>
          </table:table-cell>
          <table:table-cell table:style-name="ce9" office:value-type="float" office:value="345400000" calcext:value-type="float">
            <text:p>345,400,000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Difference in Total</text:p>
          </table:table-cell>
          <table:table-cell table:style-name="ce12" office:value-type="string" calcext:value-type="string">
            <text:p>TBD</text:p>
          </table:table-cell>
          <table:table-cell table:style-name="ce18" table:formula="of:=[.C20]-[.B20]" office:value-type="float" office:value="12900000" calcext:value-type="float">
            <text:p>12,900,000</text:p>
          </table:table-cell>
          <table:table-cell table:style-name="ce18" table:formula="of:=[.D20]-[.C20]" office:value-type="float" office:value="12800000" calcext:value-type="float">
            <text:p>12,800,000</text:p>
          </table:table-cell>
          <table:table-cell table:style-name="ce18" table:formula="of:=[.E20]-[.D20]" office:value-type="float" office:value="10600000" calcext:value-type="float">
            <text:p>10,600,000</text:p>
          </table:table-cell>
          <table:table-cell table:style-name="ce18" table:formula="of:=[.F20]-[.E20]" office:value-type="float" office:value="11300000" calcext:value-type="float">
            <text:p>11,300,000</text:p>
          </table:table-cell>
          <table:table-cell table:style-name="ce18" table:formula="of:=[.G20]-[.F20]" office:value-type="float" office:value="9800000" calcext:value-type="float">
            <text:p>9,800,000</text:p>
          </table:table-cell>
          <table:table-cell table:style-name="ce18" table:formula="of:=[.H20]-[.G20]" office:value-type="float" office:value="9200000" calcext:value-type="float">
            <text:p>9,200,000</text:p>
          </table:table-cell>
          <table:table-cell table:style-name="ce18" table:formula="of:=[.I20]-[.H20]" office:value-type="float" office:value="8400000" calcext:value-type="float">
            <text:p>8,400,000</text:p>
          </table:table-cell>
          <table:table-cell table:style-name="ce11" table:formula="of:=[.J20]-[.I20]" office:value-type="float" office:value="13900000" calcext:value-type="float">
            <text:p>13,900,000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Difference Over 18</text:p>
          </table:table-cell>
          <table:table-cell table:style-name="ce13" office:value-type="string" calcext:value-type="string">
            <text:p>TBD</text:p>
          </table:table-cell>
          <table:table-cell table:style-name="ce18" table:formula="of:=[.C18]-[.B18]" office:value-type="float" office:value="9200000" calcext:value-type="float">
            <text:p>9,200,000</text:p>
          </table:table-cell>
          <table:table-cell table:style-name="ce18" table:formula="of:=[.D18]-[.C18]" office:value-type="float" office:value="10700000" calcext:value-type="float">
            <text:p>10,700,000</text:p>
          </table:table-cell>
          <table:table-cell table:style-name="ce18" table:formula="of:=[.E18]-[.D18]" office:value-type="float" office:value="9600000" calcext:value-type="float">
            <text:p>9,600,000</text:p>
          </table:table-cell>
          <table:table-cell table:style-name="ce18" table:formula="of:=[.F18]-[.E18]" office:value-type="float" office:value="10500000" calcext:value-type="float">
            <text:p>10,500,000</text:p>
          </table:table-cell>
          <table:table-cell table:style-name="ce18" table:formula="of:=[.G18]-[.F18]" office:value-type="float" office:value="10200000" calcext:value-type="float">
            <text:p>10,200,000</text:p>
          </table:table-cell>
          <table:table-cell table:style-name="ce18" table:formula="of:=[.H18]-[.G18]" office:value-type="float" office:value="9200000" calcext:value-type="float">
            <text:p>9,200,000</text:p>
          </table:table-cell>
          <table:table-cell table:style-name="ce18" table:formula="of:=[.I18]-[.H18]" office:value-type="float" office:value="7900000" calcext:value-type="float">
            <text:p>7,900,000</text:p>
          </table:table-cell>
          <table:table-cell table:style-name="ce22" office:value-type="string" calcext:value-type="string">
            <text:p>TBD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Difference Under 18</text:p>
          </table:table-cell>
          <table:table-cell table:style-name="ce13" office:value-type="string" calcext:value-type="string">
            <text:p>TBD</text:p>
          </table:table-cell>
          <table:table-cell table:style-name="ce18" table:formula="of:=[.C19]-[.B19]" office:value-type="float" office:value="3700000" calcext:value-type="float">
            <text:p>3,700,000</text:p>
          </table:table-cell>
          <table:table-cell table:style-name="ce18" table:formula="of:=[.D19]-[.C19]" office:value-type="float" office:value="2100000" calcext:value-type="float">
            <text:p>2,100,000</text:p>
          </table:table-cell>
          <table:table-cell table:style-name="ce18" table:formula="of:=[.E19]-[.D19]" office:value-type="float" office:value="1000000" calcext:value-type="float">
            <text:p>1,000,000</text:p>
          </table:table-cell>
          <table:table-cell table:style-name="ce18" table:formula="of:=[.F19]-[.E19]" office:value-type="float" office:value="800000" calcext:value-type="float">
            <text:p>800,000</text:p>
          </table:table-cell>
          <table:table-cell table:style-name="ce18" table:formula="of:=[.G19]-[.F19]" office:value-type="float" office:value="-400000" calcext:value-type="float">
            <text:p>-400,000</text:p>
          </table:table-cell>
          <table:table-cell table:style-name="ce18" table:formula="of:=[.H19]-[.G19]" office:value-type="float" office:value="0" calcext:value-type="float">
            <text:p>0</text:p>
          </table:table-cell>
          <table:table-cell table:style-name="ce18" table:formula="of:=[.I19]-[.H19]" office:value-type="float" office:value="500000" calcext:value-type="float">
            <text:p>500,000</text:p>
          </table:table-cell>
          <table:table-cell table:style-name="ce22" office:value-type="string" calcext:value-type="string">
            <text:p>TBD</text:p>
          </table:table-cell>
          <table:table-cell table:number-columns-repeated="54"/>
        </table:table-row>
        <table:table-row table:style-name="ro5">
          <table:table-cell/>
          <table:table-cell table:style-name="ce13">
            <draw:frame table:end-cell-address="Analysis.I24" table:end-x="0.6976in" table:end-y="3.6768in" draw:z-index="1" draw:name="Chart 2" draw:style-name="gr1" draw:text-style-name="P1" svg:width="13.539in" svg:height="3.4996in" svg:x="0.5209in" svg:y="0.1772in">
              <draw:object draw:notify-on-update-of-ranges="Analysis.B17:Analysis.J17 Analysis.A19:Analysis.A19 Analysis.B19:Analysis.J19 Analysis.A18:Analysis.A18 Analysis.B18:Analysis.J18 Analysis.B20:Analysis.J2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 table:style-name="ce23"/>
          <table:table-cell table:number-columns-repeated="54"/>
        </table:table-row>
        <table:table-row table:style-name="ro3" table:number-rows-repeated="2">
          <table:table-cell table:number-columns-repeated="64"/>
        </table:table-row>
        <table:table-row table:style-name="ro3">
          <table:table-cell table:style-name="ce2" office:value-type="string" calcext:value-type="string">
            <text:p>National Debt</text:p>
          </table:table-cell>
          <table:table-cell table:style-name="ce10" office:value-type="float" office:value="1992" calcext:value-type="float">
            <text:p>1992</text:p>
          </table:table-cell>
          <table:table-cell table:style-name="ce10" office:value-type="float" office:value="1996" calcext:value-type="float">
            <text:p>1996</text:p>
          </table:table-cell>
          <table:table-cell table:style-name="ce10" office:value-type="float" office:value="2000" calcext:value-type="float">
            <text:p>2000</text:p>
          </table:table-cell>
          <table:table-cell table:style-name="ce10" office:value-type="float" office:value="2004" calcext:value-type="float">
            <text:p>2004</text:p>
          </table:table-cell>
          <table:table-cell table:style-name="ce10" office:value-type="float" office:value="2008" calcext:value-type="float">
            <text:p>2008</text:p>
          </table:table-cell>
          <table:table-cell table:style-name="ce10" office:value-type="float" office:value="2012" calcext:value-type="float">
            <text:p>2012</text:p>
          </table:table-cell>
          <table:table-cell table:style-name="ce10" office:value-type="float" office:value="2016" calcext:value-type="float">
            <text:p>2016</text:p>
          </table:table-cell>
          <table:table-cell table:style-name="ce10" office:value-type="float" office:value="2020" calcext:value-type="float">
            <text:p>2020</text:p>
          </table:table-cell>
          <table:table-cell table:style-name="ce10" office:value-type="float" office:value="2024" calcext:value-type="float">
            <text:p>2024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Total +-1%</text:p>
          </table:table-cell>
          <table:table-cell table:style-name="ce14" office:value-type="float" office:value="4065000000000" calcext:value-type="float">
            <text:p>$4,065,000,000,000</text:p>
          </table:table-cell>
          <table:table-cell table:style-name="ce14" office:value-type="float" office:value="5225000000000" calcext:value-type="float">
            <text:p>$5,225,000,000,000</text:p>
          </table:table-cell>
          <table:table-cell table:style-name="ce14" office:value-type="float" office:value="5674000000000" calcext:value-type="float">
            <text:p>$5,674,000,000,000</text:p>
          </table:table-cell>
          <table:table-cell table:style-name="ce14" office:value-type="float" office:value="7379000000000" calcext:value-type="float">
            <text:p>$7,379,000,000,000</text:p>
          </table:table-cell>
          <table:table-cell table:style-name="ce14" office:value-type="float" office:value="10025000000000" calcext:value-type="float">
            <text:p>$10,025,000,000,000</text:p>
          </table:table-cell>
          <table:table-cell table:style-name="ce14" office:value-type="float" office:value="16066000000000" calcext:value-type="float">
            <text:p>$16,066,000,000,000</text:p>
          </table:table-cell>
          <table:table-cell table:style-name="ce14" office:value-type="float" office:value="19573000000000" calcext:value-type="float">
            <text:p>$19,573,000,000,000</text:p>
          </table:table-cell>
          <table:table-cell table:style-name="ce14" office:value-type="float" office:value="26945000000000" calcext:value-type="float">
            <text:p>$26,945,000,000,000</text:p>
          </table:table-cell>
          <table:table-cell table:style-name="ce14" office:value-type="float" office:value="35982000000000" calcext:value-type="float">
            <text:p>$35,982,000,000,000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Debt per adult</text:p>
          </table:table-cell>
          <table:table-cell table:style-name="ce15" table:formula="of:=[.B28]/[.B18]" office:value-type="float" office:value="21394.7368421053" calcext:value-type="float">
            <text:p>$21,395</text:p>
          </table:table-cell>
          <table:table-cell table:style-name="ce15" table:formula="of:=[.C28]/[.C18]" office:value-type="float" office:value="26229.9196787149" calcext:value-type="float">
            <text:p>$26,230</text:p>
          </table:table-cell>
          <table:table-cell table:style-name="ce15" table:formula="of:=[.D28]/[.D18]" office:value-type="float" office:value="27031.9199618866" calcext:value-type="float">
            <text:p>$27,032</text:p>
          </table:table-cell>
          <table:table-cell table:style-name="ce15" table:formula="of:=[.E28]/[.E18]" office:value-type="float" office:value="33617.3120728929" calcext:value-type="float">
            <text:p>$33,617</text:p>
          </table:table-cell>
          <table:table-cell table:style-name="ce15" table:formula="of:=[.F28]/[.F18]" office:value-type="float" office:value="43586.9565217391" calcext:value-type="float">
            <text:p>$43,587</text:p>
          </table:table-cell>
          <table:table-cell table:style-name="ce15" table:formula="of:=[.G28]/[.G18]" office:value-type="float" office:value="66885.9283930058" calcext:value-type="float">
            <text:p>$66,886</text:p>
          </table:table-cell>
          <table:table-cell table:style-name="ce15" table:formula="of:=[.H28]/[.H18]" office:value-type="float" office:value="78480.3528468324" calcext:value-type="float">
            <text:p>$78,480</text:p>
          </table:table-cell>
          <table:table-cell table:style-name="ce15" table:formula="of:=[.I28]/[.I18]" office:value-type="float" office:value="104722.114263506" calcext:value-type="float">
            <text:p>$104,722</text:p>
          </table:table-cell>
          <table:table-cell table:style-name="ce15" table:formula="of:=[.J28]/[.I18]" office:value-type="float" office:value="139844.539448115" calcext:value-type="float">
            <text:p>$139,845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Difference in Total</text:p>
          </table:table-cell>
          <table:table-cell table:style-name="ce13"/>
          <table:table-cell table:style-name="ce11" table:formula="of:=[.C28]-[.B28]" office:value-type="float" office:value="1160000000000" calcext:value-type="float">
            <text:p>1,160,000,000,000</text:p>
          </table:table-cell>
          <table:table-cell table:style-name="ce11" table:formula="of:=[.D28]-[.C28]" office:value-type="float" office:value="449000000000" calcext:value-type="float">
            <text:p>449,000,000,000</text:p>
          </table:table-cell>
          <table:table-cell table:style-name="ce11" table:formula="of:=[.E28]-[.D28]" office:value-type="float" office:value="1705000000000" calcext:value-type="float">
            <text:p>1,705,000,000,000</text:p>
          </table:table-cell>
          <table:table-cell table:style-name="ce11" table:formula="of:=[.F28]-[.E28]" office:value-type="float" office:value="2646000000000" calcext:value-type="float">
            <text:p>2,646,000,000,000</text:p>
          </table:table-cell>
          <table:table-cell table:style-name="ce11" table:formula="of:=[.G28]-[.F28]" office:value-type="float" office:value="6041000000000" calcext:value-type="float">
            <text:p>6,041,000,000,000</text:p>
          </table:table-cell>
          <table:table-cell table:style-name="ce11" table:formula="of:=[.H28]-[.G28]" office:value-type="float" office:value="3507000000000" calcext:value-type="float">
            <text:p>3,507,000,000,000</text:p>
          </table:table-cell>
          <table:table-cell table:style-name="ce11" table:formula="of:=[.I28]-[.H28]" office:value-type="float" office:value="7372000000000" calcext:value-type="float">
            <text:p>7,372,000,000,000</text:p>
          </table:table-cell>
          <table:table-cell table:style-name="ce11" table:formula="of:=[.J28]-[.I28]" office:value-type="float" office:value="9037000000000" calcext:value-type="float">
            <text:p>9,037,000,000,000</text:p>
          </table:table-cell>
          <table:table-cell table:number-columns-repeated="54"/>
        </table:table-row>
        <table:table-row table:style-name="ro6">
          <table:table-cell>
            <draw:frame table:end-cell-address="Analysis.J31" table:end-x="0.5622in" table:end-y="4.3016in" draw:z-index="2" draw:name="Chart 3" draw:style-name="gr1" draw:text-style-name="P1" svg:width="16.7315in" svg:height="4.2705in" svg:x="1.3752in" svg:y="0.0311in">
              <draw:object draw:notify-on-update-of-ranges="Analysis.B27:Analysis.J27 Analysis.A28:Analysis.A28 Analysis.B28:Analysis.J28 Analysis.A29:Analysis.A29 Analysis.B29:Analysis.J2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3">
          <table:table-cell table:style-name="ce2" office:value-type="string" calcext:value-type="string">
            <text:p>Death rates</text:p>
          </table:table-cell>
          <table:table-cell table:style-name="ce10" office:value-type="float" office:value="1992" calcext:value-type="float">
            <text:p>1992</text:p>
          </table:table-cell>
          <table:table-cell table:style-name="ce10" office:value-type="float" office:value="1996" calcext:value-type="float">
            <text:p>1996</text:p>
          </table:table-cell>
          <table:table-cell table:style-name="ce10" office:value-type="float" office:value="2000" calcext:value-type="float">
            <text:p>2000</text:p>
          </table:table-cell>
          <table:table-cell table:style-name="ce10" office:value-type="float" office:value="2004" calcext:value-type="float">
            <text:p>2004</text:p>
          </table:table-cell>
          <table:table-cell table:style-name="ce10" office:value-type="float" office:value="2008" calcext:value-type="float">
            <text:p>2008</text:p>
          </table:table-cell>
          <table:table-cell table:style-name="ce10" office:value-type="float" office:value="2012" calcext:value-type="float">
            <text:p>2012</text:p>
          </table:table-cell>
          <table:table-cell table:style-name="ce10" office:value-type="float" office:value="2016" calcext:value-type="float">
            <text:p>2016</text:p>
          </table:table-cell>
          <table:table-cell table:style-name="ce10" office:value-type="float" office:value="2020" calcext:value-type="float">
            <text:p>2020</text:p>
          </table:table-cell>
          <table:table-cell table:style-name="ce10" office:value-type="float" office:value="2024" calcext:value-type="float">
            <text:p>2024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Total +-1%</text:p>
          </table:table-cell>
          <table:table-cell table:style-name="ce16" office:value-type="float" office:value="2175613" calcext:value-type="float">
            <text:p>2,175,613</text:p>
          </table:table-cell>
          <table:table-cell table:style-name="ce16" office:value-type="float" office:value="2314690" calcext:value-type="float">
            <text:p>2,314,690</text:p>
          </table:table-cell>
          <table:table-cell table:style-name="ce16" office:value-type="float" office:value="2403351" calcext:value-type="float">
            <text:p>2,403,351</text:p>
          </table:table-cell>
          <table:table-cell table:style-name="ce16" office:value-type="float" office:value="2397615" calcext:value-type="float">
            <text:p>2,397,615</text:p>
          </table:table-cell>
          <table:table-cell table:style-name="ce16" office:value-type="float" office:value="2471984" calcext:value-type="float">
            <text:p>2,471,984</text:p>
          </table:table-cell>
          <table:table-cell table:style-name="ce16" office:value-type="float" office:value="2543279" calcext:value-type="float">
            <text:p>2,543,279</text:p>
          </table:table-cell>
          <table:table-cell table:style-name="ce16" office:value-type="float" office:value="2744248" calcext:value-type="float">
            <text:p>2,744,248</text:p>
          </table:table-cell>
          <table:table-cell table:style-name="ce16" office:value-type="float" office:value="3383729" calcext:value-type="float">
            <text:p>3,383,729</text:p>
          </table:table-cell>
          <table:table-cell table:style-name="ce16" office:value-type="string" calcext:value-type="string">
            <text:p>TBD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Difference in Total</text:p>
          </table:table-cell>
          <table:table-cell table:style-name="ce13" office:value-type="string" calcext:value-type="string">
            <text:p>TBD</text:p>
          </table:table-cell>
          <table:table-cell table:style-name="ce11" table:formula="of:=[.C34]-[.B34]" office:value-type="float" office:value="139077" calcext:value-type="float">
            <text:p>139,077</text:p>
          </table:table-cell>
          <table:table-cell table:style-name="ce11" table:formula="of:=[.D34]-[.C34]" office:value-type="float" office:value="88661" calcext:value-type="float">
            <text:p>88,661</text:p>
          </table:table-cell>
          <table:table-cell table:style-name="ce11" table:formula="of:=[.E34]-[.D34]" office:value-type="float" office:value="-5736" calcext:value-type="float">
            <text:p>-5,736</text:p>
          </table:table-cell>
          <table:table-cell table:style-name="ce11" table:formula="of:=[.F34]-[.E34]" office:value-type="float" office:value="74369" calcext:value-type="float">
            <text:p>74,369</text:p>
          </table:table-cell>
          <table:table-cell table:style-name="ce11" table:formula="of:=[.G34]-[.F34]" office:value-type="float" office:value="71295" calcext:value-type="float">
            <text:p>71,295</text:p>
          </table:table-cell>
          <table:table-cell table:style-name="ce11" table:formula="of:=[.H34]-[.G34]" office:value-type="float" office:value="200969" calcext:value-type="float">
            <text:p>200,969</text:p>
          </table:table-cell>
          <table:table-cell table:style-name="ce11" table:formula="of:=[.I34]-[.H34]" office:value-type="float" office:value="639481" calcext:value-type="float">
            <text:p>639,481</text:p>
          </table:table-cell>
          <table:table-cell table:style-name="ce11" office:value-type="string" calcext:value-type="string">
            <text:p>TBD</text:p>
          </table:table-cell>
          <table:table-cell table:number-columns-repeated="54"/>
        </table:table-row>
        <table:table-row table:style-name="ro7">
          <table:table-cell table:style-name="ce2"/>
          <table:table-cell table:number-columns-repeated="63"/>
        </table:table-row>
        <table:table-row table:style-name="ro3">
          <table:table-cell table:style-name="ce2" office:value-type="string" calcext:value-type="string">
            <text:p>Abortion rates based on CDC</text:p>
          </table:table-cell>
          <table:table-cell table:style-name="ce10" office:value-type="float" office:value="1992" calcext:value-type="float">
            <text:p>1992</text:p>
          </table:table-cell>
          <table:table-cell table:style-name="ce10" office:value-type="float" office:value="1996" calcext:value-type="float">
            <text:p>1996</text:p>
          </table:table-cell>
          <table:table-cell table:style-name="ce10" office:value-type="float" office:value="2000" calcext:value-type="float">
            <text:p>2000</text:p>
          </table:table-cell>
          <table:table-cell table:style-name="ce10" office:value-type="float" office:value="2004" calcext:value-type="float">
            <text:p>2004</text:p>
          </table:table-cell>
          <table:table-cell table:style-name="ce10" office:value-type="float" office:value="2008" calcext:value-type="float">
            <text:p>2008</text:p>
          </table:table-cell>
          <table:table-cell table:style-name="ce10" office:value-type="float" office:value="2012" calcext:value-type="float">
            <text:p>2012</text:p>
          </table:table-cell>
          <table:table-cell table:style-name="ce10" office:value-type="float" office:value="2016" calcext:value-type="float">
            <text:p>2016</text:p>
          </table:table-cell>
          <table:table-cell table:style-name="ce10" office:value-type="float" office:value="2020" calcext:value-type="float">
            <text:p>2020</text:p>
          </table:table-cell>
          <table:table-cell table:style-name="ce10" office:value-type="float" office:value="2024" calcext:value-type="float">
            <text:p>2024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Total +-1%</text:p>
          </table:table-cell>
          <table:table-cell table:style-name="ce17" office:value-type="float" office:value="1359146" calcext:value-type="float">
            <text:p>1,359,146</text:p>
          </table:table-cell>
          <table:table-cell table:style-name="ce17" office:value-type="float" office:value="1225937" calcext:value-type="float">
            <text:p>1,225,937</text:p>
          </table:table-cell>
          <table:table-cell table:style-name="ce17" office:value-type="float" office:value="857475" calcext:value-type="float">
            <text:p>857,475</text:p>
          </table:table-cell>
          <table:table-cell table:style-name="ce17" office:value-type="float" office:value="839226" calcext:value-type="float">
            <text:p>839,226</text:p>
          </table:table-cell>
          <table:table-cell table:style-name="ce17" office:value-type="float" office:value="825546" calcext:value-type="float">
            <text:p>825,546</text:p>
          </table:table-cell>
          <table:table-cell table:style-name="ce17" office:value-type="float" office:value="699202" calcext:value-type="float">
            <text:p>699,202</text:p>
          </table:table-cell>
          <table:table-cell table:style-name="ce17" office:value-type="float" office:value="623471" calcext:value-type="float">
            <text:p>623,471</text:p>
          </table:table-cell>
          <table:table-cell table:style-name="ce17" office:value-type="float" office:value="620327" calcext:value-type="float">
            <text:p>620,327</text:p>
          </table:table-cell>
          <table:table-cell table:style-name="ce17" office:value-type="string" calcext:value-type="string">
            <text:p>TBD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Difference in Total</text:p>
          </table:table-cell>
          <table:table-cell table:style-name="ce11" office:value-type="string" calcext:value-type="string">
            <text:p>TBD</text:p>
          </table:table-cell>
          <table:table-cell table:style-name="ce11" table:formula="of:=[.C38]-[.B38]" office:value-type="float" office:value="-133209" calcext:value-type="float">
            <text:p>-133,209</text:p>
          </table:table-cell>
          <table:table-cell table:style-name="ce11" table:formula="of:=[.D38]-[.C38]" office:value-type="float" office:value="-368462" calcext:value-type="float">
            <text:p>-368,462</text:p>
          </table:table-cell>
          <table:table-cell table:style-name="ce11" table:formula="of:=[.E38]-[.D38]" office:value-type="float" office:value="-18249" calcext:value-type="float">
            <text:p>-18,249</text:p>
          </table:table-cell>
          <table:table-cell table:style-name="ce11" table:formula="of:=[.F38]-[.E38]" office:value-type="float" office:value="-13680" calcext:value-type="float">
            <text:p>-13,680</text:p>
          </table:table-cell>
          <table:table-cell table:style-name="ce11" table:formula="of:=[.G38]-[.F38]" office:value-type="float" office:value="-126344" calcext:value-type="float">
            <text:p>-126,344</text:p>
          </table:table-cell>
          <table:table-cell table:style-name="ce11" table:formula="of:=[.H38]-[.G38]" office:value-type="float" office:value="-75731" calcext:value-type="float">
            <text:p>-75,731</text:p>
          </table:table-cell>
          <table:table-cell table:style-name="ce11" table:formula="of:=[.I38]-[.H38]" office:value-type="float" office:value="-3144" calcext:value-type="float">
            <text:p>-3,144</text:p>
          </table:table-cell>
          <table:table-cell table:style-name="ce11" office:value-type="string" calcext:value-type="string">
            <text:p>TBD</text:p>
          </table:table-cell>
          <table:table-cell table:number-columns-repeated="54"/>
        </table:table-row>
        <table:table-row table:style-name="ro3">
          <table:table-cell table:number-columns-repeated="64"/>
        </table:table-row>
        <table:table-row table:style-name="ro3">
          <table:table-cell table:style-name="ce2" office:value-type="string" calcext:value-type="string">
            <text:p>Birth rates</text:p>
          </table:table-cell>
          <table:table-cell table:style-name="ce10" office:value-type="float" office:value="1992" calcext:value-type="float">
            <text:p>1992</text:p>
          </table:table-cell>
          <table:table-cell table:style-name="ce10" office:value-type="float" office:value="1996" calcext:value-type="float">
            <text:p>1996</text:p>
          </table:table-cell>
          <table:table-cell table:style-name="ce10" office:value-type="float" office:value="2000" calcext:value-type="float">
            <text:p>2000</text:p>
          </table:table-cell>
          <table:table-cell table:style-name="ce10" office:value-type="float" office:value="2004" calcext:value-type="float">
            <text:p>2004</text:p>
          </table:table-cell>
          <table:table-cell table:style-name="ce10" office:value-type="float" office:value="2008" calcext:value-type="float">
            <text:p>2008</text:p>
          </table:table-cell>
          <table:table-cell table:style-name="ce10" office:value-type="float" office:value="2012" calcext:value-type="float">
            <text:p>2012</text:p>
          </table:table-cell>
          <table:table-cell table:style-name="ce10" office:value-type="float" office:value="2016" calcext:value-type="float">
            <text:p>2016</text:p>
          </table:table-cell>
          <table:table-cell table:style-name="ce10" office:value-type="float" office:value="2020" calcext:value-type="float">
            <text:p>2020</text:p>
          </table:table-cell>
          <table:table-cell table:style-name="ce10" office:value-type="float" office:value="2024" calcext:value-type="float">
            <text:p>2024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Total +-1%</text:p>
          </table:table-cell>
          <table:table-cell table:style-name="ce9" office:value-type="float" office:value="4065014" calcext:value-type="float">
            <text:p>4,065,014</text:p>
          </table:table-cell>
          <table:table-cell table:style-name="ce9" office:value-type="float" office:value="3891494" calcext:value-type="float">
            <text:p>3,891,494</text:p>
          </table:table-cell>
          <table:table-cell table:style-name="ce9" office:value-type="float" office:value="4058814" calcext:value-type="float">
            <text:p>4,058,814</text:p>
          </table:table-cell>
          <table:table-cell table:style-name="ce9" office:value-type="float" office:value="4112052" calcext:value-type="float">
            <text:p>4,112,052</text:p>
          </table:table-cell>
          <table:table-cell table:style-name="ce9" office:value-type="float" office:value="4247694" calcext:value-type="float">
            <text:p>4,247,694</text:p>
          </table:table-cell>
          <table:table-cell table:style-name="ce9" office:value-type="float" office:value="3952841" calcext:value-type="float">
            <text:p>3,952,841</text:p>
          </table:table-cell>
          <table:table-cell table:style-name="ce9" office:value-type="float" office:value="3945875" calcext:value-type="float">
            <text:p>3,945,875</text:p>
          </table:table-cell>
          <table:table-cell table:style-name="ce9" office:value-type="float" office:value="3613647" calcext:value-type="float">
            <text:p>3,613,647</text:p>
          </table:table-cell>
          <table:table-cell table:style-name="ce9" office:value-type="string" calcext:value-type="string">
            <text:p>TBD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Difference in Total</text:p>
          </table:table-cell>
          <table:table-cell table:style-name="ce11" office:value-type="string" calcext:value-type="string">
            <text:p>TBD</text:p>
          </table:table-cell>
          <table:table-cell table:style-name="ce11" table:formula="of:=[.C42]-[.B42]" office:value-type="float" office:value="-173520" calcext:value-type="float">
            <text:p>-173,520</text:p>
          </table:table-cell>
          <table:table-cell table:style-name="ce11" table:formula="of:=[.D42]-[.C42]" office:value-type="float" office:value="167320" calcext:value-type="float">
            <text:p>167,320</text:p>
          </table:table-cell>
          <table:table-cell table:style-name="ce11" table:formula="of:=[.E42]-[.D42]" office:value-type="float" office:value="53238" calcext:value-type="float">
            <text:p>53,238</text:p>
          </table:table-cell>
          <table:table-cell table:style-name="ce11" table:formula="of:=[.F42]-[.E42]" office:value-type="float" office:value="135642" calcext:value-type="float">
            <text:p>135,642</text:p>
          </table:table-cell>
          <table:table-cell table:style-name="ce11" table:formula="of:=[.G42]-[.F42]" office:value-type="float" office:value="-294853" calcext:value-type="float">
            <text:p>-294,853</text:p>
          </table:table-cell>
          <table:table-cell table:style-name="ce11" table:formula="of:=[.H42]-[.G42]" office:value-type="float" office:value="-6966" calcext:value-type="float">
            <text:p>-6,966</text:p>
          </table:table-cell>
          <table:table-cell table:style-name="ce11" table:formula="of:=[.I42]-[.H42]" office:value-type="float" office:value="-332228" calcext:value-type="float">
            <text:p>-332,228</text:p>
          </table:table-cell>
          <table:table-cell table:style-name="ce11" office:value-type="string" calcext:value-type="string">
            <text:p>TBD</text:p>
          </table:table-cell>
          <table:table-cell table:number-columns-repeated="54"/>
        </table:table-row>
        <table:table-row table:style-name="ro3">
          <table:table-cell/>
          <table:table-cell>
            <draw:frame table:end-cell-address="Analysis.J61" table:end-x="0.1555in" table:end-y="0.052in" draw:z-index="3" draw:name="Chart 5" draw:style-name="gr1" draw:text-style-name="P1" svg:width="15.6091in" svg:height="3.1142in" svg:x="0.1457in" svg:y="0.1252in">
              <draw:object draw:notify-on-update-of-ranges="Analysis.B42:Analysis.J42 Analysis.B34:Analysis.J34 Analysis.B38:Analysis.J3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41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3" table:number-rows-repeated="1048489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_xlnm.Print_Area" table:base-cell-address="$Analysis.$A$1" table:cell-range-address="$Analysis.$A$1:.$J$6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4">
      <number:text>$</number:text>
      <number:number number:decimal-places="0" number:min-decimal-places="0" number:min-integer-digits="1" number:grouping="true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name-complex="Aptos Narrow" style:font-family-complex="'Aptos Narrow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4in" style:num-format="1" style:print-orientation="portrait" fo:margin-top="0.75in" fo:margin-bottom="0.75in" fo:margin-left="0.25in" fo:margin-right="0.25in" style:print-page-order="ttb" style:first-page-number="continue" style:scale-to-X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nalysis" style:display-name="PageStyle_Analysi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65</meta:editing-cycles>
    <meta:creation-date>2024-11-06T17:47:39</meta:creation-date>
    <dc:date>2024-11-12T16:33:49</dc:date>
    <meta:generator>LibreOffice/7.3.7.2$Linux_X86_64 LibreOffice_project/30$Build-2</meta:generator>
    <meta:document-statistic meta:table-count="1" meta:cell-count="302" meta:object-count="4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loext:data-table-show-horz-border="true" loext:data-table-show-vert-border="true" loext:data-table-show-outline="true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3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3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b0f0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3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00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3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2d050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44.51cm" svg:height="10.372cm" xlink:href=".." xlink:type="simple" chart:class="chart:bar" chart:style-name="ch1">
        <chart:title svg:x="20.34cm" svg:y="0.342cm" chart:style-name="ch2">
          <text:p>Votes by Party</text:p>
        </chart:title>
        <chart:legend chart:legend-position="top" svg:x="19.387cm" svg:y="1.406cm" style:legend-expansion="wide" chart:style-name="ch3"/>
        <chart:plot-area chart:style-name="ch4" table:cell-range-address="Analysis.A3:Analysis.J7" chart:data-source-has-labels="both" svg:x="0.89cm" svg:y="2.184cm" svg:width="42.73cm" svg:height="7.981cm">
          <chart:coordinate-region svg:x="2.896cm" svg:y="2.37cm" svg:width="40.724cm" svg:height="6.954cm"/>
          <chart:axis chart:dimension="x" chart:name="primary-x" chart:style-name="ch5" chartooo:axis-type="auto">
            <chartooo:date-scale/>
            <chart:categories table:cell-range-address="Analysis.B3:Analysis.J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nalysis.B5:Analysis.J5" chart:label-cell-address="Analysis.A5:Analysis.A5" chart:class="chart:bar">
            <chart:data-point chart:repeated="9"/>
          </chart:series>
          <chart:series chart:style-name="ch9" chart:values-cell-range-address="Analysis.B6:Analysis.J6" chart:label-cell-address="Analysis.A6:Analysis.A6" chart:class="chart:bar">
            <chart:data-point chart:repeated="9"/>
          </chart:series>
          <chart:series chart:style-name="ch10" chart:values-cell-range-address="Analysis.B7:Analysis.J7" chart:label-cell-address="Analysis.A7:Analysis.A7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linton vs Bush) 1992</text:p>
                <text:list>
                  <text:list-item>
                    <text:p>(Clinton vs Bush)</text:p>
                  </text:list-item>
                  <text:list-item>
                    <text:p>1992</text:p>
                  </text:list-item>
                </text:list>
                <draw:g>
                  <svg:desc>Analysis.B3:Analysis.J4</svg:desc>
                </draw:g>
              </table:table-cell>
              <table:table-cell office:value-type="string">
                <text:p>(Clinton vs Dole) 1996</text:p>
                <text:list>
                  <text:list-item>
                    <text:p>(Clinton vs Dole)</text:p>
                  </text:list-item>
                  <text:list-item>
                    <text:p>1996</text:p>
                  </text:list-item>
                </text:list>
              </table:table-cell>
              <table:table-cell office:value-type="string">
                <text:p>(Gore vs Bush) 2000</text:p>
                <text:list>
                  <text:list-item>
                    <text:p>(Gore vs Bush)</text:p>
                  </text:list-item>
                  <text:list-item>
                    <text:p>2000</text:p>
                  </text:list-item>
                </text:list>
              </table:table-cell>
              <table:table-cell office:value-type="string">
                <text:p>(Bush vs Kerry) 2004</text:p>
                <text:list>
                  <text:list-item>
                    <text:p>(Bush vs Kerry)</text:p>
                  </text:list-item>
                  <text:list-item>
                    <text:p>2004</text:p>
                  </text:list-item>
                </text:list>
              </table:table-cell>
              <table:table-cell office:value-type="string">
                <text:p>(Obama vs McCain) 2008</text:p>
                <text:list>
                  <text:list-item>
                    <text:p>(Obama vs McCain)</text:p>
                  </text:list-item>
                  <text:list-item>
                    <text:p>2008</text:p>
                  </text:list-item>
                </text:list>
              </table:table-cell>
              <table:table-cell office:value-type="string">
                <text:p>(Obama vs Romney) 2012</text:p>
                <text:list>
                  <text:list-item>
                    <text:p>(Obama vs Romney)</text:p>
                  </text:list-item>
                  <text:list-item>
                    <text:p>2012</text:p>
                  </text:list-item>
                </text:list>
              </table:table-cell>
              <table:table-cell office:value-type="string">
                <text:p>(Trump vs Clinton) 2016</text:p>
                <text:list>
                  <text:list-item>
                    <text:p>(Trump vs Clinton)</text:p>
                  </text:list-item>
                  <text:list-item>
                    <text:p>2016</text:p>
                  </text:list-item>
                </text:list>
              </table:table-cell>
              <table:table-cell office:value-type="string">
                <text:p>(Trump vs Biden) 2020</text:p>
                <text:list>
                  <text:list-item>
                    <text:p>(Trump vs Biden)</text:p>
                  </text:list-item>
                  <text:list-item>
                    <text:p>2020</text:p>
                  </text:list-item>
                </text:list>
              </table:table-cell>
              <table:table-cell office:value-type="string">
                <text:p>(Trump vs Harris) 2024</text:p>
                <text:list>
                  <text:list-item>
                    <text:p>(Trump vs Harris)</text:p>
                  </text:list-item>
                  <text:list-item>
                    <text:p>2024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Democrat</text:p>
                <draw:g>
                  <svg:desc>Analysis.A5:Analysis.A5</svg:desc>
                </draw:g>
              </table:table-cell>
              <table:table-cell office:value-type="float" office:value="39104550">
                <text:p>39104550</text:p>
                <draw:g>
                  <svg:desc>Analysis.B5:Analysis.J5</svg:desc>
                </draw:g>
              </table:table-cell>
              <table:table-cell office:value-type="float" office:value="39197469">
                <text:p>39197469</text:p>
              </table:table-cell>
              <table:table-cell office:value-type="float" office:value="50999897">
                <text:p>50999897</text:p>
              </table:table-cell>
              <table:table-cell office:value-type="float" office:value="59028444">
                <text:p>59028444</text:p>
              </table:table-cell>
              <table:table-cell office:value-type="float" office:value="69498516">
                <text:p>69498516</text:p>
              </table:table-cell>
              <table:table-cell office:value-type="float" office:value="65915759">
                <text:p>65915759</text:p>
              </table:table-cell>
              <table:table-cell office:value-type="float" office:value="65853514">
                <text:p>65853514</text:p>
              </table:table-cell>
              <table:table-cell office:value-type="float" office:value="81283501">
                <text:p>81283501</text:p>
              </table:table-cell>
              <table:table-cell office:value-type="float" office:value="71823367">
                <text:p>71823367</text:p>
              </table:table-cell>
            </table:table-row>
            <table:table-row>
              <table:table-cell office:value-type="string">
                <text:p>Republican</text:p>
                <draw:g>
                  <svg:desc>Analysis.A6:Analysis.A6</svg:desc>
                </draw:g>
              </table:table-cell>
              <table:table-cell office:value-type="float" office:value="44909889">
                <text:p>44909889</text:p>
                <draw:g>
                  <svg:desc>Analysis.B6:Analysis.J6</svg:desc>
                </draw:g>
              </table:table-cell>
              <table:table-cell office:value-type="float" office:value="47401185">
                <text:p>47401185</text:p>
              </table:table-cell>
              <table:table-cell office:value-type="float" office:value="50456002">
                <text:p>50456002</text:p>
              </table:table-cell>
              <table:table-cell office:value-type="float" office:value="62040610">
                <text:p>62040610</text:p>
              </table:table-cell>
              <table:table-cell office:value-type="float" office:value="59948323">
                <text:p>59948323</text:p>
              </table:table-cell>
              <table:table-cell office:value-type="float" office:value="60933504">
                <text:p>60933504</text:p>
              </table:table-cell>
              <table:table-cell office:value-type="float" office:value="62984828">
                <text:p>62984828</text:p>
              </table:table-cell>
              <table:table-cell office:value-type="float" office:value="74223975">
                <text:p>74223975</text:p>
              </table:table-cell>
              <table:table-cell office:value-type="float" office:value="75120459">
                <text:p>75120459</text:p>
              </table:table-cell>
            </table:table-row>
            <table:table-row>
              <table:table-cell office:value-type="string">
                <text:p>Other</text:p>
                <draw:g>
                  <svg:desc>Analysis.A7:Analysis.A7</svg:desc>
                </draw:g>
              </table:table-cell>
              <table:table-cell office:value-type="float" office:value="20412225">
                <text:p>20412225</text:p>
                <draw:g>
                  <svg:desc>Analysis.B7:Analysis.J7</svg:desc>
                </draw:g>
              </table:table-cell>
              <table:table-cell office:value-type="float" office:value="9676760">
                <text:p>9676760</text:p>
              </table:table-cell>
              <table:table-cell office:value-type="float" office:value="3953763">
                <text:p>3953763</text:p>
              </table:table-cell>
              <table:table-cell office:value-type="float" office:value="1236903">
                <text:p>1236903</text:p>
              </table:table-cell>
              <table:table-cell office:value-type="float" office:value="2023954">
                <text:p>2023954</text:p>
              </table:table-cell>
              <table:table-cell office:value-type="float" office:value="2384728">
                <text:p>2384728</text:p>
              </table:table-cell>
              <table:table-cell office:value-type="float" office:value="8304388">
                <text:p>8304388</text:p>
              </table:table-cell>
              <table:table-cell office:value-type="float" office:value="3102095">
                <text:p>3102095</text:p>
              </table:table-cell>
              <table:table-cell office:value-type="float" office:value="2520415">
                <text:p>25204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12pt" style:font-size-asian="12pt" style:font-size-complex="12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loext:data-table-show-horz-border="true" loext:data-table-show-vert-border="true" loext:data-table-show-outline="true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3">
      <style:chart-properties chart:display-label="true" chart:tick-marks-major-inner="false" chart:tick-marks-major-outer="false" chart:logarithmic="false" chart:interval-minor-divisor="5" chart:gap-width="219" chart:overlap="10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3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3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00b05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3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0070c0" draw:fill-color="#0070c0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4.39cm" svg:height="8.89cm" xlink:href=".." xlink:type="simple" chart:class="chart:bar" chart:style-name="ch1">
        <chart:title svg:x="15.783cm" svg:y="0.312cm" chart:style-name="ch2">
          <text:p>Population</text:p>
        </chart:title>
        <chart:legend chart:legend-position="top" svg:x="12.818cm" svg:y="1.376cm" style:legend-expansion="wide" chart:style-name="ch3"/>
        <chart:plot-area chart:style-name="ch4" table:cell-range-address="Analysis.B17:Analysis.J18 Analysis.A19:Analysis.J19 Analysis.A17:Analysis.A18 Analysis.B20:Analysis.J20" chart:data-source-has-labels="both" svg:x="0.687cm" svg:y="2.257cm" svg:width="33.016cm" svg:height="6.456cm">
          <chart:coordinate-region svg:x="2.905cm" svg:y="2.443cm" svg:width="30.798cm" svg:height="5.8cm"/>
          <chart:axis chart:dimension="x" chart:name="primary-x" chart:style-name="ch5" chartooo:axis-type="auto">
            <chartooo:date-scale/>
            <chart:categories table:cell-range-address="Analysis.B17:Analysis.J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nalysis.B19:Analysis.J19" chart:label-cell-address="Analysis.A19:Analysis.A19" chart:class="chart:bar">
            <chart:data-point chart:repeated="9"/>
          </chart:series>
          <chart:series chart:style-name="ch9" chart:values-cell-range-address="Analysis.B18:Analysis.J18" chart:label-cell-address="Analysis.A18:Analysis.A18" chart:class="chart:bar">
            <chart:data-point chart:repeated="9"/>
          </chart:series>
          <chart:series chart:style-name="ch10" chart:values-cell-range-address="Analysis.B20:Analysis.J20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992">
                <text:p>1992</text:p>
                <draw:g>
                  <svg:desc>Analysis.B17:Analysis.J17</svg:desc>
                </draw:g>
              </table:table-cell>
              <table:table-cell office:value-type="float" office:value="1996">
                <text:p>1996</text:p>
              </table:table-cell>
              <table:table-cell office:value-type="float" office:value="2000">
                <text:p>2000</text:p>
              </table:table-cell>
              <table:table-cell office:value-type="float" office:value="2004">
                <text:p>2004</text:p>
              </table:table-cell>
              <table:table-cell office:value-type="float" office:value="2008">
                <text:p>2008</text:p>
              </table:table-cell>
              <table:table-cell office:value-type="float" office:value="2012">
                <text:p>2012</text:p>
              </table:table-cell>
              <table:table-cell office:value-type="float" office:value="2016">
                <text:p>2016</text:p>
              </table:table-cell>
              <table:table-cell office:value-type="float" office:value="2020">
                <text:p>2020</text:p>
              </table:table-cell>
              <table:table-cell office:value-type="float" office:value="2024">
                <text:p>2024</text:p>
              </table:table-cell>
            </table:table-row>
          </table:table-header-rows>
          <table:table-rows>
            <table:table-row>
              <table:table-cell office:value-type="string">
                <text:p>Under 18</text:p>
                <draw:g>
                  <svg:desc>Analysis.A19:Analysis.A19</svg:desc>
                </draw:g>
              </table:table-cell>
              <table:table-cell office:value-type="float" office:value="66500000">
                <text:p>66500000</text:p>
                <draw:g>
                  <svg:desc>Analysis.B19:Analysis.J19</svg:desc>
                </draw:g>
              </table:table-cell>
              <table:table-cell office:value-type="float" office:value="70200000">
                <text:p>70200000</text:p>
              </table:table-cell>
              <table:table-cell office:value-type="float" office:value="72300000">
                <text:p>72300000</text:p>
              </table:table-cell>
              <table:table-cell office:value-type="float" office:value="73300000">
                <text:p>73300000</text:p>
              </table:table-cell>
              <table:table-cell office:value-type="float" office:value="74100000">
                <text:p>74100000</text:p>
              </table:table-cell>
              <table:table-cell office:value-type="float" office:value="73700000">
                <text:p>73700000</text:p>
              </table:table-cell>
              <table:table-cell office:value-type="float" office:value="73700000">
                <text:p>73700000</text:p>
              </table:table-cell>
              <table:table-cell office:value-type="float" office:value="74200000">
                <text:p>74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ver 18</text:p>
                <draw:g>
                  <svg:desc>Analysis.A18:Analysis.A18</svg:desc>
                </draw:g>
              </table:table-cell>
              <table:table-cell office:value-type="float" office:value="190000000">
                <text:p>190000000</text:p>
                <draw:g>
                  <svg:desc>Analysis.B18:Analysis.J18</svg:desc>
                </draw:g>
              </table:table-cell>
              <table:table-cell office:value-type="float" office:value="199200000">
                <text:p>199200000</text:p>
              </table:table-cell>
              <table:table-cell office:value-type="float" office:value="209900000">
                <text:p>209900000</text:p>
              </table:table-cell>
              <table:table-cell office:value-type="float" office:value="219500000">
                <text:p>219500000</text:p>
              </table:table-cell>
              <table:table-cell office:value-type="float" office:value="230000000">
                <text:p>230000000</text:p>
              </table:table-cell>
              <table:table-cell office:value-type="float" office:value="240200000">
                <text:p>240200000</text:p>
              </table:table-cell>
              <table:table-cell office:value-type="float" office:value="249400000">
                <text:p>249400000</text:p>
              </table:table-cell>
              <table:table-cell office:value-type="float" office:value="257300000">
                <text:p>2573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256500000">
                <text:p>256500000</text:p>
                <draw:g>
                  <svg:desc>Analysis.B20:Analysis.J20</svg:desc>
                </draw:g>
              </table:table-cell>
              <table:table-cell office:value-type="float" office:value="269400000">
                <text:p>269400000</text:p>
              </table:table-cell>
              <table:table-cell office:value-type="float" office:value="282200000">
                <text:p>282200000</text:p>
              </table:table-cell>
              <table:table-cell office:value-type="float" office:value="292800000">
                <text:p>292800000</text:p>
              </table:table-cell>
              <table:table-cell office:value-type="float" office:value="304100000">
                <text:p>304100000</text:p>
              </table:table-cell>
              <table:table-cell office:value-type="float" office:value="313900000">
                <text:p>313900000</text:p>
              </table:table-cell>
              <table:table-cell office:value-type="float" office:value="323100000">
                <text:p>323100000</text:p>
              </table:table-cell>
              <table:table-cell office:value-type="float" office:value="331500000">
                <text:p>331500000</text:p>
              </table:table-cell>
              <table:table-cell office:value-type="float" office:value="345400000">
                <text:p>34540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44">
      <number:text>$</number:text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loext:data-table-show-horz-border="true" loext:data-table-show-vert-border="true" loext:data-table-show-outline="true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144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fo:language="en" fo:country="US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144">
      <style:chart-properties chart:display-label="tru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11" style:family="chart" style:data-style-name="N144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b050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144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59cm" svg:stroke-color="#ff0000" draw:fill-color="#ff000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42.499cm" svg:height="10.848cm" xlink:href=".." xlink:type="simple" chart:class="chart:bar" chart:style-name="ch1">
        <chart:title svg:x="18.051cm" svg:y="0.351cm" chart:style-name="ch2">
          <text:p>National Debt / Per Adult</text:p>
        </chart:title>
        <chart:legend chart:legend-position="top" svg:x="18.101cm" svg:y="1.415cm" style:legend-expansion="wide" chart:style-name="ch3"/>
        <chart:plot-area chart:style-name="ch4" table:cell-range-address="Analysis.A27:Analysis.J29" chart:data-source-has-labels="both" svg:x="1.909cm" svg:y="2.202cm" svg:width="38.282cm" svg:height="8.43cm">
          <chart:coordinate-region svg:x="5.608cm" svg:y="2.388cm" svg:width="32.743cm" svg:height="7.774cm"/>
          <chart:axis chart:dimension="x" chart:name="primary-x" chart:style-name="ch5" chartooo:axis-type="auto">
            <chartooo:date-scale/>
            <chart:categories table:cell-range-address="Analysis.B27:Analysis.J27"/>
          </chart:axis>
          <chart:axis chart:dimension="x" chart:name="secondary-x" chart:style-name="ch6"/>
          <chart:axis chart:dimension="y" chart:name="primary-y" chart:style-name="ch7">
            <chart:title svg:x="0.451cm" svg:y="7.672cm" chart:style-name="ch8">
              <text:p>National Debt</text:p>
            </chart:title>
            <chart:grid chart:style-name="ch9" chart:class="major"/>
          </chart:axis>
          <chart:axis chart:dimension="y" chart:name="secondary-y" chart:style-name="ch10">
            <chart:title svg:x="41.041cm" svg:y="7.725cm" chart:style-name="ch8">
              <text:p>Debt per Adult</text:p>
            </chart:title>
          </chart:axis>
          <chart:series chart:attached-axis="primary-y" chart:style-name="ch11" chart:values-cell-range-address="Analysis.B28:Analysis.J28" chart:label-cell-address="Analysis.A28:Analysis.A28" chart:class="chart:bar">
            <chart:data-point chart:repeated="9"/>
          </chart:series>
          <chart:series chart:attached-axis="secondary-y" chart:style-name="ch12" chart:values-cell-range-address="Analysis.B29:Analysis.J29" chart:label-cell-address="Analysis.A29:Analysis.A29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992">
                <text:p>1992</text:p>
                <draw:g>
                  <svg:desc>Analysis.B27:Analysis.J27</svg:desc>
                </draw:g>
              </table:table-cell>
              <table:table-cell office:value-type="float" office:value="1996">
                <text:p>1996</text:p>
              </table:table-cell>
              <table:table-cell office:value-type="float" office:value="2000">
                <text:p>2000</text:p>
              </table:table-cell>
              <table:table-cell office:value-type="float" office:value="2004">
                <text:p>2004</text:p>
              </table:table-cell>
              <table:table-cell office:value-type="float" office:value="2008">
                <text:p>2008</text:p>
              </table:table-cell>
              <table:table-cell office:value-type="float" office:value="2012">
                <text:p>2012</text:p>
              </table:table-cell>
              <table:table-cell office:value-type="float" office:value="2016">
                <text:p>2016</text:p>
              </table:table-cell>
              <table:table-cell office:value-type="float" office:value="2020">
                <text:p>2020</text:p>
              </table:table-cell>
              <table:table-cell office:value-type="float" office:value="2024">
                <text:p>2024</text:p>
              </table:table-cell>
            </table:table-row>
          </table:table-header-rows>
          <table:table-rows>
            <table:table-row>
              <table:table-cell office:value-type="string">
                <text:p>Total +-1%</text:p>
                <draw:g>
                  <svg:desc>Analysis.A28:Analysis.A28</svg:desc>
                </draw:g>
              </table:table-cell>
              <table:table-cell office:value-type="float" office:value="4065000000000">
                <text:p>4065000000000</text:p>
                <draw:g>
                  <svg:desc>Analysis.B28:Analysis.J28</svg:desc>
                </draw:g>
              </table:table-cell>
              <table:table-cell office:value-type="float" office:value="5225000000000">
                <text:p>5225000000000</text:p>
              </table:table-cell>
              <table:table-cell office:value-type="float" office:value="5674000000000">
                <text:p>5674000000000</text:p>
              </table:table-cell>
              <table:table-cell office:value-type="float" office:value="7379000000000">
                <text:p>7379000000000</text:p>
              </table:table-cell>
              <table:table-cell office:value-type="float" office:value="10025000000000">
                <text:p>10025000000000</text:p>
              </table:table-cell>
              <table:table-cell office:value-type="float" office:value="16066000000000">
                <text:p>16066000000000</text:p>
              </table:table-cell>
              <table:table-cell office:value-type="float" office:value="19573000000000">
                <text:p>19573000000000</text:p>
              </table:table-cell>
              <table:table-cell office:value-type="float" office:value="26945000000000">
                <text:p>26945000000000</text:p>
              </table:table-cell>
              <table:table-cell office:value-type="float" office:value="35982000000000">
                <text:p>35982000000000</text:p>
              </table:table-cell>
            </table:table-row>
            <table:table-row>
              <table:table-cell office:value-type="string">
                <text:p>Debt per adult</text:p>
                <draw:g>
                  <svg:desc>Analysis.A29:Analysis.A29</svg:desc>
                </draw:g>
              </table:table-cell>
              <table:table-cell office:value-type="float" office:value="21394.7368421053">
                <text:p>21394.7368421053</text:p>
                <draw:g>
                  <svg:desc>Analysis.B29:Analysis.J29</svg:desc>
                </draw:g>
              </table:table-cell>
              <table:table-cell office:value-type="float" office:value="26229.9196787149">
                <text:p>26229.9196787149</text:p>
              </table:table-cell>
              <table:table-cell office:value-type="float" office:value="27031.9199618866">
                <text:p>27031.9199618866</text:p>
              </table:table-cell>
              <table:table-cell office:value-type="float" office:value="33617.3120728929">
                <text:p>33617.3120728929</text:p>
              </table:table-cell>
              <table:table-cell office:value-type="float" office:value="43586.9565217391">
                <text:p>43586.9565217391</text:p>
              </table:table-cell>
              <table:table-cell office:value-type="float" office:value="66885.9283930058">
                <text:p>66885.9283930058</text:p>
              </table:table-cell>
              <table:table-cell office:value-type="float" office:value="78480.3528468324">
                <text:p>78480.3528468324</text:p>
              </table:table-cell>
              <table:table-cell office:value-type="float" office:value="104722.114263506">
                <text:p>104722.114263506</text:p>
              </table:table-cell>
              <table:table-cell office:value-type="float" office:value="139844.539448115">
                <text:p>139844.5394481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loext:data-table-show-horz-border="true" loext:data-table-show-vert-border="true" loext:data-table-show-outline="tru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3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11pt" style:font-size-asian="11pt" style:font-size-complex="11pt"/>
    </style:style>
    <style:style style:name="ch7" style:family="chart">
      <style:graphic-properties svg:stroke-width="0.026cm" svg:stroke-color="#d9d9d9"/>
    </style:style>
    <style:style style:name="ch8" style:family="chart" style:data-style-name="N3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9d08e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3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4b084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3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ff00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9.648cm" svg:height="7.911cm" xlink:href=".." xlink:type="simple" chart:class="chart:bar" chart:style-name="ch1">
        <chart:title svg:x="17.327cm" svg:y="0.293cm" chart:style-name="ch2">
          <text:p>Birth - Death Rates</text:p>
        </chart:title>
        <chart:legend chart:legend-position="top" svg:x="16.122cm" svg:y="1.356cm" style:legend-expansion="wide" chart:style-name="ch3"/>
        <chart:plot-area chart:style-name="ch4" table:cell-range-address="Analysis.B33:Analysis.J34 Analysis.B42:Analysis.J42 Analysis.B38:Analysis.J38" chart:data-source-has-labels="both" svg:x="0.792cm" svg:y="2.086cm" svg:width="38.064cm" svg:height="5.667cm">
          <chart:coordinate-region svg:x="3.01cm" svg:y="2.325cm" svg:width="35.846cm" svg:height="4.958cm"/>
          <chart:axis chart:dimension="x" chart:name="primary-x" chart:style-name="ch5" chartooo:axis-type="auto">
            <chartooo:date-scale/>
            <chart:categories table:cell-range-address="Analysis.B33:Analysis.J33 Analysis.B33:Analysis.J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nalysis.B42:Analysis.J42" loext:label-string="&quot;Birth Rate&quot;" chart:class="chart:bar">
            <chart:data-point chart:repeated="9"/>
          </chart:series>
          <chart:series chart:style-name="ch9" chart:values-cell-range-address="Analysis.B34:Analysis.J34" loext:label-string="&quot;Death Rate&quot;" chart:class="chart:bar">
            <chart:data-point chart:repeated="9"/>
          </chart:series>
          <chart:series chart:style-name="ch10" chart:values-cell-range-address="Analysis.B38:Analysis.J38" loext:label-string="&quot;CDC Death Rate&quot;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rth Rate</text:p>
              </table:table-cell>
              <table:table-cell office:value-type="string">
                <text:p>Death Rate</text:p>
              </table:table-cell>
              <table:table-cell office:value-type="string">
                <text:p>CDC Death Rate</text:p>
              </table:table-cell>
            </table:table-row>
          </table:table-header-rows>
          <table:table-rows>
            <table:table-row>
              <table:table-cell office:value-type="float" office:value="1992">
                <text:p>1992</text:p>
                <draw:g>
                  <svg:desc>Analysis.B33:Analysis.J33 Analysis.B33:Analysis.J33</svg:desc>
                </draw:g>
              </table:table-cell>
              <table:table-cell office:value-type="float" office:value="4065014">
                <text:p>4065014</text:p>
                <draw:g>
                  <svg:desc>Analysis.B42:Analysis.J42</svg:desc>
                </draw:g>
              </table:table-cell>
              <table:table-cell office:value-type="float" office:value="2175613">
                <text:p>2175613</text:p>
                <draw:g>
                  <svg:desc>Analysis.B34:Analysis.J34</svg:desc>
                </draw:g>
              </table:table-cell>
              <table:table-cell office:value-type="float" office:value="1359146">
                <text:p>1359146</text:p>
                <draw:g>
                  <svg:desc>Analysis.B38:Analysis.J38</svg:desc>
                </draw:g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3891494">
                <text:p>3891494</text:p>
              </table:table-cell>
              <table:table-cell office:value-type="float" office:value="2314690">
                <text:p>2314690</text:p>
              </table:table-cell>
              <table:table-cell office:value-type="float" office:value="1225937">
                <text:p>122593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058814">
                <text:p>4058814</text:p>
              </table:table-cell>
              <table:table-cell office:value-type="float" office:value="2403351">
                <text:p>2403351</text:p>
              </table:table-cell>
              <table:table-cell office:value-type="float" office:value="857475">
                <text:p>85747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4112052">
                <text:p>4112052</text:p>
              </table:table-cell>
              <table:table-cell office:value-type="float" office:value="2397615">
                <text:p>2397615</text:p>
              </table:table-cell>
              <table:table-cell office:value-type="float" office:value="839226">
                <text:p>83922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4247694">
                <text:p>4247694</text:p>
              </table:table-cell>
              <table:table-cell office:value-type="float" office:value="2471984">
                <text:p>2471984</text:p>
              </table:table-cell>
              <table:table-cell office:value-type="float" office:value="825546">
                <text:p>825546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952841">
                <text:p>3952841</text:p>
              </table:table-cell>
              <table:table-cell office:value-type="float" office:value="2543279">
                <text:p>2543279</text:p>
              </table:table-cell>
              <table:table-cell office:value-type="float" office:value="699202">
                <text:p>69920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3945875">
                <text:p>3945875</text:p>
              </table:table-cell>
              <table:table-cell office:value-type="float" office:value="2744248">
                <text:p>2744248</text:p>
              </table:table-cell>
              <table:table-cell office:value-type="float" office:value="623471">
                <text:p>623471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3613647">
                <text:p>3613647</text:p>
              </table:table-cell>
              <table:table-cell office:value-type="float" office:value="3383729">
                <text:p>3383729</text:p>
              </table:table-cell>
              <table:table-cell office:value-type="float" office:value="620327">
                <text:p>620327</text:p>
              </table:table-cell>
            </table:table-row>
            <table:table-row>
              <table:table-cell office:value-type="float" office:value="2024">
                <text:p>2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